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style:text-underline-style="none" fo:font-weight="bold" officeooo:rsid="0001cb06" officeooo:paragraph-rsid="0001cb06"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bold" officeooo:rsid="00020ef4" officeooo:paragraph-rsid="00020ef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270da7" officeooo:paragraph-rsid="00270da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officeooo:rsid="00049ddc" officeooo:paragraph-rsid="00049dd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49ddc" officeooo:paragraph-rsid="000680a7"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0f2d27" officeooo:paragraph-rsid="000f2d27"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fed55" officeooo:paragraph-rsid="000fed5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270da7" officeooo:paragraph-rsid="00270da7"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28a9a5" officeooo:paragraph-rsid="0028a9a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291b83" officeooo:paragraph-rsid="002c67d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2c67dc" officeooo:paragraph-rsid="002c67dc"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2e8c63" officeooo:paragraph-rsid="002e8c63"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2ea094" officeooo:paragraph-rsid="002ea09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2ea094" officeooo:paragraph-rsid="003684b4"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684b4" officeooo:paragraph-rsid="003684b4"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4b36f3" officeooo:paragraph-rsid="004b36f3"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fo:font-weight="normal" officeooo:paragraph-rsid="00384bd9"/>
    </style:style>
    <style:style style:name="P18" style:family="paragraph" style:parent-style-name="Standard">
      <style:paragraph-properties fo:text-align="start" style:justify-single-word="false"/>
      <style:text-properties fo:font-size="14pt" fo:font-style="normal" fo:font-weight="normal" officeooo:rsid="0045633d" officeooo:paragraph-rsid="0045633d"/>
    </style:style>
    <style:style style:name="P19" style:family="paragraph" style:parent-style-name="Standard">
      <style:paragraph-properties fo:text-align="start" style:justify-single-word="false"/>
      <style:text-properties fo:font-variant="normal" fo:text-transform="none" fo:color="#000000" style:font-name="Verdana" fo:font-size="14pt" fo:letter-spacing="normal" fo:font-style="normal" style:text-underline-style="none" fo:font-weight="normal" officeooo:rsid="00607823" officeooo:paragraph-rsid="00625bfa"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variant="normal" fo:text-transform="none" fo:color="#000000" style:font-name="Verdana" fo:font-size="14pt" fo:letter-spacing="normal" fo:font-style="normal" style:text-underline-style="none" fo:font-weight="normal" officeooo:rsid="00607823" officeooo:paragraph-rsid="0067f86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variant="normal" fo:text-transform="none" fo:color="#000000" style:font-name="Verdana" fo:font-size="14pt" fo:letter-spacing="normal" fo:font-style="normal" style:text-underline-style="none" fo:font-weight="normal" officeooo:rsid="0082f311" officeooo:paragraph-rsid="0082f311"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000000" style:font-name="Verdana" fo:font-size="14pt" fo:letter-spacing="normal" fo:font-style="normal" style:text-underline-style="none" fo:font-weight="normal" officeooo:rsid="008b90da" officeooo:paragraph-rsid="008b90da"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variant="normal" fo:text-transform="none" fo:color="#000000" style:font-name="Verdana" fo:font-size="14pt" fo:letter-spacing="normal" fo:font-style="normal" style:text-underline-style="solid" style:text-underline-width="auto" style:text-underline-color="font-color" fo:font-weight="bold" officeooo:rsid="008b90da" officeooo:paragraph-rsid="008b90da"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none" fo:font-weight="normal" officeooo:rsid="000680a7" officeooo:paragraph-rsid="000680a7"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45633d" officeooo:paragraph-rsid="0045633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4b36f3" officeooo:paragraph-rsid="004b36f3"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58ba33" officeooo:paragraph-rsid="0058ba33"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654017" officeooo:paragraph-rsid="00654017"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720d1b" officeooo:paragraph-rsid="00720d1b"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973776" officeooo:paragraph-rsid="0097377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aaaac1" officeooo:paragraph-rsid="00aaaac1"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4b36f3" officeooo:paragraph-rsid="004b36f3"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5b2581" officeooo:paragraph-rsid="005b2581"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607823" officeooo:paragraph-rsid="00607823"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607823" officeooo:paragraph-rsid="0067f86a"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625bfa" officeooo:paragraph-rsid="00625bfa"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625bfa" officeooo:paragraph-rsid="0067f86a"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64259a" officeooo:paragraph-rsid="0064259a"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67f86a" officeooo:paragraph-rsid="0067f86a"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717afc" officeooo:paragraph-rsid="00717afc"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a14a1" officeooo:paragraph-rsid="0082f311"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040a" officeooo:paragraph-rsid="0082f311"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973776" officeooo:paragraph-rsid="00973776"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bb4f11" officeooo:paragraph-rsid="00bb4f11"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1cb06" officeooo:paragraph-rsid="0001cb06" style:font-size-asian="22pt" style:font-weight-asian="bold" style:font-size-complex="22pt" style:font-weight-complex="bold"/>
    </style:style>
    <style:style style:name="P4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9c72f9" officeooo:paragraph-rsid="009c72f9" style:font-size-asian="15pt" style:font-weight-asian="bold" style:font-size-complex="15pt" style:font-weight-complex="bold"/>
    </style:style>
    <style:style style:name="P47" style:family="paragraph" style:parent-style-name="Table_20_Contents">
      <style:paragraph-properties fo:text-align="start" style:justify-single-word="false"/>
      <style:text-properties style:font-name="Liberation Serif" fo:font-size="14pt" officeooo:rsid="00985027" officeooo:paragraph-rsid="00985027" style:font-size-asian="14pt" style:font-size-complex="14pt"/>
    </style:style>
    <style:style style:name="P48" style:family="paragraph" style:parent-style-name="Table_20_Contents">
      <style:paragraph-properties fo:text-align="start" style:justify-single-word="false"/>
      <style:text-properties style:font-name="Liberation Serif" fo:font-size="14pt" officeooo:rsid="009a02a7" officeooo:paragraph-rsid="009a02a7" style:font-size-asian="14pt" style:font-size-complex="14pt"/>
    </style:style>
    <style:style style:name="P49" style:family="paragraph" style:parent-style-name="Table_20_Contents">
      <style:paragraph-properties fo:text-align="start" style:justify-single-word="false"/>
      <style:text-properties style:font-name="Liberation Serif" fo:font-size="14pt" officeooo:rsid="009a02a7" officeooo:paragraph-rsid="00aaaac1" style:font-size-asian="14pt" style:font-size-complex="14pt"/>
    </style:style>
    <style:style style:name="P50" style:family="paragraph" style:parent-style-name="Table_20_Contents">
      <style:paragraph-properties fo:text-align="start" style:justify-single-word="false"/>
      <style:text-properties style:font-name="Liberation Serif" fo:font-size="14pt" officeooo:rsid="00a2911c" officeooo:paragraph-rsid="00a2911c" style:font-size-asian="14pt" style:font-size-complex="14pt"/>
    </style:style>
    <style:style style:name="P51" style:family="paragraph" style:parent-style-name="Table_20_Contents">
      <style:paragraph-properties fo:text-align="start" style:justify-single-word="false"/>
      <style:text-properties style:font-name="Liberation Serif" fo:font-size="14pt" officeooo:rsid="00a3a3a6" officeooo:paragraph-rsid="00a3a3a6" style:font-size-asian="14pt" style:font-size-complex="14pt"/>
    </style:style>
    <style:style style:name="P52" style:family="paragraph" style:parent-style-name="Table_20_Contents">
      <style:paragraph-properties fo:text-align="start" style:justify-single-word="false"/>
      <style:text-properties style:font-name="Liberation Serif" fo:font-size="14pt" officeooo:rsid="00a5b1a0" officeooo:paragraph-rsid="00a5b1a0" style:font-size-asian="14pt" style:font-size-complex="14pt"/>
    </style:style>
    <style:style style:name="P53" style:family="paragraph" style:parent-style-name="Table_20_Contents">
      <style:paragraph-properties fo:text-align="start" style:justify-single-word="false"/>
      <style:text-properties style:font-name="Liberation Serif" fo:font-size="14pt" officeooo:rsid="00a5b1a0" officeooo:paragraph-rsid="00aaaac1" style:font-size-asian="14pt" style:font-size-complex="14pt"/>
    </style:style>
    <style:style style:name="P54" style:family="paragraph" style:parent-style-name="Table_20_Contents">
      <style:paragraph-properties fo:text-align="start" style:justify-single-word="false"/>
      <style:text-properties style:font-name="Liberation Serif" fo:font-size="14pt" officeooo:rsid="00a6dbd5" officeooo:paragraph-rsid="00a6dbd5" style:font-size-asian="14pt" style:font-size-complex="14pt"/>
    </style:style>
    <style:style style:name="P55" style:family="paragraph" style:parent-style-name="Table_20_Contents">
      <style:paragraph-properties fo:text-align="start" style:justify-single-word="false"/>
      <style:text-properties style:font-name="Liberation Serif" fo:font-size="14pt" officeooo:rsid="00a74c83" officeooo:paragraph-rsid="00a74c83" style:font-size-asian="14pt" style:font-size-complex="14pt"/>
    </style:style>
    <style:style style:name="P56" style:family="paragraph" style:parent-style-name="Table_20_Contents">
      <style:paragraph-properties fo:text-align="start" style:justify-single-word="false"/>
      <style:text-properties style:font-name="Liberation Serif" fo:font-size="14pt" officeooo:rsid="00a80471" officeooo:paragraph-rsid="00a80471" style:font-size-asian="14pt" style:font-size-complex="14pt"/>
    </style:style>
    <style:style style:name="P57" style:family="paragraph" style:parent-style-name="Table_20_Contents">
      <style:paragraph-properties fo:text-align="start" style:justify-single-word="false"/>
      <style:text-properties style:font-name="Liberation Serif" fo:font-size="14pt" officeooo:rsid="00a80471" officeooo:paragraph-rsid="00aaaac1" style:font-size-asian="14pt" style:font-size-complex="14pt"/>
    </style:style>
    <style:style style:name="P58" style:family="paragraph" style:parent-style-name="Table_20_Contents">
      <style:paragraph-properties fo:text-align="start" style:justify-single-word="false"/>
      <style:text-properties style:font-name="Liberation Serif" fo:font-size="14pt" officeooo:rsid="00a8e94e" officeooo:paragraph-rsid="00a8e94e" style:font-size-asian="14pt" style:font-size-complex="14pt"/>
    </style:style>
    <style:style style:name="P59" style:family="paragraph" style:parent-style-name="Table_20_Contents">
      <style:paragraph-properties fo:text-align="start" style:justify-single-word="false"/>
      <style:text-properties style:font-name="Liberation Serif" fo:font-size="14pt" officeooo:rsid="00aa79fc" officeooo:paragraph-rsid="00aa79fc" style:font-size-asian="14pt" style:font-size-complex="14pt"/>
    </style:style>
    <style:style style:name="P60" style:family="paragraph" style:parent-style-name="Table_20_Contents">
      <style:paragraph-properties fo:text-align="center" style:justify-single-word="false"/>
      <style:text-properties style:font-name="Liberation Serif" fo:font-size="14pt" officeooo:rsid="00aaaac1" officeooo:paragraph-rsid="00aaaac1" style:font-size-asian="14pt" style:font-size-complex="14pt"/>
    </style:style>
    <style:style style:name="P61" style:family="paragraph" style:parent-style-name="Table_20_Contents">
      <style:paragraph-properties fo:text-align="center" style:justify-single-word="false"/>
      <style:text-properties style:font-name="Liberation Serif" fo:font-size="14pt" officeooo:rsid="00b4508a" officeooo:paragraph-rsid="00b4508a" style:font-size-asian="14pt" style:font-size-complex="14pt"/>
    </style:style>
    <style:style style:name="P62" style:family="paragraph" style:parent-style-name="Table_20_Contents">
      <style:paragraph-properties fo:text-align="center" style:justify-single-word="false"/>
      <style:text-properties style:font-name="Liberation Serif" fo:font-size="14pt" officeooo:rsid="00b6502e" officeooo:paragraph-rsid="00b6502e" style:font-size-asian="14pt" style:font-size-complex="14pt"/>
    </style:style>
    <style:style style:name="P63" style:family="paragraph" style:parent-style-name="Table_20_Contents">
      <style:paragraph-properties fo:text-align="center" style:justify-single-word="false"/>
      <style:text-properties style:font-name="Liberation Serif" fo:font-size="14pt" officeooo:rsid="00b6bbce" officeooo:paragraph-rsid="00b6bbce" style:font-size-asian="14pt" style:font-size-complex="14pt"/>
    </style:style>
    <style:style style:name="P64" style:family="paragraph" style:parent-style-name="Table_20_Contents">
      <style:paragraph-properties fo:text-align="center" style:justify-single-word="false"/>
      <style:text-properties style:font-name="Liberation Serif" fo:font-size="14pt" officeooo:rsid="00b87ecb" officeooo:paragraph-rsid="00b87ecb" style:font-size-asian="14pt" style:font-size-complex="14pt"/>
    </style:style>
    <style:style style:name="P65" style:family="paragraph" style:parent-style-name="Table_20_Contents">
      <style:paragraph-properties fo:text-align="center" style:justify-single-word="false"/>
      <style:text-properties style:font-name="Liberation Serif" fo:font-size="14pt" officeooo:rsid="00ba3806" officeooo:paragraph-rsid="00ba3806" style:font-size-asian="14pt" style:font-size-complex="14pt"/>
    </style:style>
    <style:style style:name="P66" style:family="paragraph" style:parent-style-name="Table_20_Contents">
      <style:paragraph-properties fo:text-align="center" style:justify-single-word="false"/>
      <style:text-properties style:font-name="Liberation Serif" fo:font-size="14pt" officeooo:rsid="00bad357" officeooo:paragraph-rsid="00bad357" style:font-size-asian="14pt" style:font-size-complex="14pt"/>
    </style:style>
    <style:style style:name="P67" style:family="paragraph" style:parent-style-name="Table_20_Contents">
      <style:paragraph-properties fo:text-align="center" style:justify-single-word="false"/>
      <style:text-properties style:font-name="Liberation Serif" fo:font-size="14pt" officeooo:rsid="00bb267a" officeooo:paragraph-rsid="00bb267a" style:font-size-asian="14pt" style:font-size-complex="14pt"/>
    </style:style>
    <style:style style:name="P68" style:family="paragraph" style:parent-style-name="Table_20_Contents">
      <style:paragraph-properties fo:text-align="start" style:justify-single-word="false"/>
      <style:text-properties style:font-name="Liberation Serif" fo:font-size="14pt" fo:font-weight="bold" officeooo:rsid="00985027" officeooo:paragraph-rsid="00985027" style:font-size-asian="14pt" style:font-weight-asian="bold" style:font-size-complex="14pt" style:font-weight-complex="bold"/>
    </style:style>
    <style:style style:name="T1" style:family="text">
      <style:text-properties officeooo:rsid="000fed55"/>
    </style:style>
    <style:style style:name="T2" style:family="text">
      <style:text-properties officeooo:rsid="0028a9a5"/>
    </style:style>
    <style:style style:name="T3" style:family="text">
      <style:text-properties officeooo:rsid="002c67dc"/>
    </style:style>
    <style:style style:name="T4" style:family="text">
      <style:text-properties officeooo:rsid="002d2391"/>
    </style:style>
    <style:style style:name="T5" style:family="text">
      <style:text-properties fo:font-variant="normal" fo:text-transform="none" fo:color="#000000" style:font-name="Liberation Serif" fo:letter-spacing="normal" style:font-size-asian="14pt" style:font-weight-asian="normal" style:font-size-complex="14pt" style:font-weight-complex="normal"/>
    </style:style>
    <style:style style:name="T6" style:family="text">
      <style:text-properties fo:font-variant="normal" fo:text-transform="none" fo:color="#000000" style:font-name="Liberation Serif" fo:letter-spacing="normal" officeooo:rsid="003b01cc" style:font-size-asian="14pt" style:font-weight-asian="normal" style:font-size-complex="14pt" style:font-weight-complex="normal"/>
    </style:style>
    <style:style style:name="T7" style:family="text">
      <style:text-properties fo:font-variant="normal" fo:text-transform="none" fo:color="#000000" style:font-name="Liberation Serif" fo:letter-spacing="normal" officeooo:rsid="0040f8d2" style:font-size-asian="14pt" style:font-weight-asian="normal" style:font-size-complex="14pt" style:font-weight-complex="normal"/>
    </style:style>
    <style:style style:name="T8" style:family="text">
      <style:text-properties style:text-underline-style="none" officeooo:rsid="00384bd9" style:font-size-asian="12.25pt" style:font-style-asian="normal" style:font-weight-asian="normal" style:font-size-complex="14pt" style:font-style-complex="normal" style:font-weight-complex="normal"/>
    </style:style>
    <style:style style:name="T9" style:family="text">
      <style:text-properties style:font-name="Liberation Serif"/>
    </style:style>
    <style:style style:name="T10" style:family="text">
      <style:text-properties style:font-name="Liberation Serif" officeooo:rsid="00625bfa"/>
    </style:style>
    <style:style style:name="T11" style:family="text">
      <style:text-properties style:font-name="Liberation Serif" officeooo:rsid="0067f86a"/>
    </style:style>
    <style:style style:name="T12" style:family="text">
      <style:text-properties style:font-name="Liberation Serif" officeooo:rsid="0085040a"/>
    </style:style>
    <style:style style:name="T13" style:family="text">
      <style:text-properties style:font-name="Liberation Serif" officeooo:rsid="0089628f"/>
    </style:style>
    <style:style style:name="T14" style:family="text">
      <style:text-properties style:font-name="Liberation Serif" officeooo:rsid="008a14a1"/>
    </style:style>
    <style:style style:name="T15" style:family="text">
      <style:text-properties style:font-name="Liberation Serif" officeooo:rsid="008c06d1"/>
    </style:style>
    <style:style style:name="T16" style:family="text">
      <style:text-properties style:font-name="Liberation Serif" officeooo:rsid="008d42b3"/>
    </style:style>
    <style:style style:name="T17" style:family="text">
      <style:text-properties officeooo:rsid="00a1b2c5"/>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ompilers Design Report for FlatB language</text:p>
      <text:p text:style-name="P45"/>
      <text:p text:style-name="P46">Submitted By: Vikrant Goyal(201502040)</text:p>
      <text:p text:style-name="P1"/>
      <text:p text:style-name="P2">FlatB programming Language Description:</text:p>
      <text:p text:style-name="P4">The code structure is like this-:</text:p>
      <text:p text:style-name="P4">declblock{</text:p>
      <text:p text:style-name="P4">}</text:p>
      <text:p text:style-name="P4">codeblock{</text:p>
      <text:p text:style-name="P5">}</text:p>
      <text:p text:style-name="P24">All the variables have to be declared in the declblock{....} before being used in the codeblock{...}. Multiple variables can be declared in the statement and each declaration statement ends with a semi-colon.</text:p>
      <text:p text:style-name="P6"><text:span text:style-name="T1">1). </text:span>DataTypes supported are integer only.</text:p>
      <text:p text:style-name="P3"/>
      <text:p text:style-name="P3">The following is the content of the codeblock:</text:p>
      <text:p text:style-name="P7">2). Expressions:- Different types of expressions are supported where assignment operators are of the form “=”, “+=”, “-=”, “/=”, “*=”.</text:p>
      <text:p text:style-name="P8"/>
      <text:p text:style-name="P8">3) <text:span text:style-name="T2">For loops:- Two types of for loops are supported as shown below</text:span></text:p>
      <text:p text:style-name="P9">for i = 1, 100 {</text:p>
      <text:p text:style-name="P9"><text:tab/>.....</text:p>
      <text:p text:style-name="P9">}</text:p>
      <text:p text:style-name="P9"/>
      <text:p text:style-name="P9">for i = 1, 100, 2 {</text:p>
      <text:p text:style-name="P9"><text:tab/>.....</text:p>
      <text:p text:style-name="P9">}</text:p>
      <text:p text:style-name="P10">4)<text:span text:style-name="T3"> if-else statement:</text:span></text:p>
      <text:p text:style-name="P11"/>
      <text:p text:style-name="P11"><text:tab/>if <text:span text:style-name="T4">bool_</text:span>expression {</text:p>
      <text:p text:style-name="P11"><text:tab/>....</text:p>
      <text:p text:style-name="P11"><text:tab/>}</text:p>
      <text:p text:style-name="P11"><text:tab/>....</text:p>
      <text:p text:style-name="P11"/>
      <text:p text:style-name="P11"><text:tab/>if <text:span text:style-name="T4">bool_</text:span>expression {</text:p>
      <text:p text:style-name="P11"><text:tab/>...</text:p>
      <text:p text:style-name="P11"><text:tab/>}</text:p>
      <text:p text:style-name="P11"><text:tab/>else {</text:p>
      <text:p text:style-name="P11"><text:tab/>....</text:p>
      <text:p text:style-name="P11"><text:tab/>}</text:p>
      <text:p text:style-name="P12">5) while statment</text:p>
      <text:p text:style-name="P12"/>
      <text:p text:style-name="P12"><text:tab/>while bool_expression {</text:p>
      <text:p text:style-name="P12"/>
      <text:p text:style-name="P12"><text:soft-page-break/><text:tab/>}</text:p>
      <text:p text:style-name="P12"/>
      <text:p text:style-name="P14">6. conditional and unconditional goto</text:p>
      <text:p text:style-name="P13"/>
      <text:p text:style-name="P13"><text:tab/>got label</text:p>
      <text:p text:style-name="P13"/>
      <text:p text:style-name="P13"><text:tab/>goto label if expression</text:p>
      <text:p text:style-name="P13"/>
      <text:p text:style-name="P13">7. print/read</text:p>
      <text:p text:style-name="P13"/>
      <text:p text:style-name="P13"><text:tab/>print "blah...blah", val</text:p>
      <text:p text:style-name="P13"><text:tab/>println "new line at the end"</text:p>
      <text:p text:style-name="P13"><text:tab/>read sum</text:p>
      <text:p text:style-name="P13"><text:tab/>read data[i]</text:p>
      <text:p text:style-name="P13"/>
      <text:p text:style-name="P15">Syntax and Semantics:</text:p>
      <text:p text:style-name="P15"/>
      <text:p text:style-name="P16">Syntax Analyser</text:p>
      <text:p text:style-name="P17"><text:span text:style-name="T8">Lexical Analyser is used to identify tokens with the help of regular expressions and pattern rules. </text:span><text:span text:style-name="T5">But a lexical analyzer cannot check the syntax of a given sentence due to the limitations of the regular expressions. Regular expressions cannot check balancing tokens, such as parenthesis. </text:span><text:span text:style-name="T6">Therefore we use a CFG(context free grammar) which is recognised by a </text:span><text:span text:style-name="T7">p</text:span><text:span text:style-name="T6">ush-down automata.</text:span></text:p>
      <text:p text:style-name="P18"><text:span text:style-name="T6">T</text:span><text:span text:style-name="T5">hese tokens are extracted by the lexical analyser are passed onto the parser which the parses the input programming language code and generates a parse tree according to the specified grammar rules.</text:span></text:p>
      <text:p text:style-name="P25"/>
      <text:p text:style-name="P26">Semantic Analyser</text:p>
      <text:p text:style-name="P32">Semantics of a language provide meaning to its constructs, like tokens and syntax structure. Semantics help interpret symbols, their types, and their relations with each other. Semantic analysis judges whether the syntax structure constructed in the source program derives any meaning or not.</text:p>
      <text:p text:style-name="P32"/>
      <text:p text:style-name="P27">Design of AST</text:p>
      <text:p text:style-name="P33">This part of the compiler-design deals with the design of the hierarachy of classes and inheritance patterns need to be decided which is tougher.</text:p>
      <text:p text:style-name="P34">Each class of the AST looks like this:</text:p>
      <text:p text:style-name="P34">class ASTClassname{</text:p>
      <text:p text:style-name="P34">public:</text:p>
      <text:p text:style-name="P34"><text:tab/>//constructor</text:p>
      <text:p text:style-name="P34"><text:tab/>ASTClassname(){</text:p>
      <text:p text:style-name="P34"><text:tab/>}</text:p>
      <text:p text:style-name="P34"><text:tab/>//destructor(){</text:p>
      <text:p text:style-name="P34"><text:tab/>}</text:p>
      <text:p text:style-name="P19"><text:span text:style-name="T9"><text:tab/></text:span><text:span text:style-name="T10">method(){</text:span></text:p>
      <text:p text:style-name="P36"><text:soft-page-break/><text:tab/>return;<text:tab/></text:p>
      <text:p text:style-name="P36"><text:tab/>}</text:p>
      <text:p text:style-name="P34">}</text:p>
      <text:p text:style-name="P38">There are many AST classes used in my compiler design which inherits many other classes.</text:p>
      <text:p text:style-name="P38"/>
      <text:p text:style-name="P28">Visitor Design Pattern:</text:p>
      <text:p text:style-name="P28"/>
      <text:p text:style-name="P39">Visitor Design Pattern is used in my compiler design to traverse the AST in a modular fashion. Each of the AST class contains an accept method which calls the visit function for that AST class.</text:p>
      <text:p text:style-name="P39">For example:</text:p>
      <text:p text:style-name="P35">class ASTClassname{</text:p>
      <text:p text:style-name="P35">public:</text:p>
      <text:p text:style-name="P35"><text:tab/>//constructor</text:p>
      <text:p text:style-name="P35"><text:tab/>ASTClassname(){</text:p>
      <text:p text:style-name="P35"><text:tab/>}</text:p>
      <text:p text:style-name="P35"><text:tab/>//destructor(){</text:p>
      <text:p text:style-name="P35"><text:tab/>}</text:p>
      <text:p text:style-name="P20"><text:span text:style-name="T9"><text:tab/></text:span><text:span text:style-name="T10">method(){</text:span></text:p>
      <text:p text:style-name="P37"><text:tab/>return;<text:tab/></text:p>
      <text:p text:style-name="P37"><text:tab/>}</text:p>
      <text:p text:style-name="P20"><text:span text:style-name="T10"><text:tab/></text:span><text:span text:style-name="T11">void accept(visitor *v){</text:span></text:p>
      <text:p text:style-name="P39"><text:tab/>return this-&gt;visit;<text:tab/></text:p>
      <text:p text:style-name="P39"><text:tab/>}</text:p>
      <text:p text:style-name="P35">}</text:p>
      <text:p text:style-name="P40">Any of the further interpretation of the code or the LLVM IR generation is done with the help of those visit functions.</text:p>
      <text:p text:style-name="P40"/>
      <text:p text:style-name="P29">Interpreter Design:</text:p>
      <text:p text:style-name="P29"/>
      <text:p text:style-name="P21"><text:span text:style-name="T9">As we have defined visit functions for each and every AST class, </text:span><text:span text:style-name="T12">so whenever a visit function is called then the necessary operations are done within that function and then goes further to other statements. </text:span><text:span text:style-name="T13">The </text:span><text:span text:style-name="T14">interprets the input code and execute it using the g++ compiler only.</text:span></text:p>
      <text:p text:style-name="P41"/>
      <text:p text:style-name="P23"><text:span text:style-name="T14">D</text:span><text:span text:style-name="T9">esign of LLVM code generator:</text:span></text:p>
      <text:p text:style-name="P42"/>
      <text:p text:style-name="P22"><text:span text:style-name="T12">F</text:span><text:span text:style-name="T9">or llvm code generation I have defined a codegen class which follows the visitor </text:span><text:span text:style-name="T15">design </text:span><text:span text:style-name="T9">pattern </text:span><text:span text:style-name="T15">for visiting every AST node. All the codegen::visit functions are define in visitor.h and its definitions are in codegen.cpp. </text:span><text:span text:style-name="T16">I have declared the globally a function, module and an IR builder which is used to call any llvm function used in the codegen.cpp.</text:span><text:span text:style-name="T9"> </text:span></text:p>
      <text:p text:style-name="P42"/>
      <text:p text:style-name="P30"/>
      <text:p text:style-name="P30"><text:soft-page-break/></text:p>
      <text:p text:style-name="P30">Performance evaluation of my interpreter, lli and llc on the 3 benchmark programs:</text:p>
      <text:p text:style-name="P30"/>
      <text:p text:style-name="P31">Evaluation on the basis of total instruction executed</text:p>
      <table:table table:name="Table1" table:style-name="Table1">
        <table:table-column table:style-name="Table1.A" table:number-columns-repeated="4"/>
        <table:table-row>
          <table:table-cell table:style-name="Table1.A1" office:value-type="string">
            <text:p text:style-name="P68">Program</text:p>
          </table:table-cell>
          <table:table-cell table:style-name="Table1.A1" office:value-type="string">
            <text:p text:style-name="P47">Interpreter</text:p>
          </table:table-cell>
          <table:table-cell table:style-name="Table1.A1" office:value-type="string">
            <text:p text:style-name="P47">lli</text:p>
          </table:table-cell>
          <table:table-cell table:style-name="Table1.D1" office:value-type="string">
            <text:p text:style-name="P47">llc</text:p>
          </table:table-cell>
        </table:table-row>
        <table:table-row>
          <table:table-cell table:style-name="Table1.A2" office:value-type="string">
            <text:p text:style-name="P48">Bubble sort<text:span text:style-name="T17">(10 no.s)</text:span></text:p>
          </table:table-cell>
          <table:table-cell table:style-name="Table1.A2" office:value-type="string">
            <text:p text:style-name="P51">39,79,003</text:p>
          </table:table-cell>
          <table:table-cell table:style-name="Table1.A2" office:value-type="string">
            <text:p text:style-name="P50">2,88,81,660</text:p>
          </table:table-cell>
          <table:table-cell table:style-name="Table1.D2" office:value-type="string">
            <text:p text:style-name="P50">5,84,219</text:p>
          </table:table-cell>
        </table:table-row>
        <table:table-row>
          <table:table-cell table:style-name="Table1.A3" office:value-type="string">
            <text:p text:style-name="P52">Factorial(10)</text:p>
          </table:table-cell>
          <table:table-cell table:style-name="Table1.A2" office:value-type="string">
            <text:p text:style-name="P55">31,74,203</text:p>
          </table:table-cell>
          <table:table-cell table:style-name="Table1.A2" office:value-type="string">
            <text:p text:style-name="P52">2,35,80,221</text:p>
          </table:table-cell>
          <table:table-cell table:style-name="Table1.D2" office:value-type="string">
            <text:p text:style-name="P54">5,60,611</text:p>
          </table:table-cell>
        </table:table-row>
        <table:table-row>
          <table:table-cell table:style-name="Table1.A2" office:value-type="string">
            <text:p text:style-name="P56">SumN.b(sum upto 100)</text:p>
          </table:table-cell>
          <table:table-cell table:style-name="Table1.A2" office:value-type="string">
            <text:p text:style-name="P58">39,62,648</text:p>
          </table:table-cell>
          <table:table-cell table:style-name="Table1.A2" office:value-type="string">
            <text:p text:style-name="P59">2,43,54,386</text:p>
          </table:table-cell>
          <table:table-cell table:style-name="Table1.D2" office:value-type="string">
            <text:p text:style-name="P59">5,41,496</text:p>
          </table:table-cell>
        </table:table-row>
      </table:table>
      <text:p text:style-name="P43"/>
      <text:p text:style-name="P31">Evaluation on the basis of total time taken</text:p>
      <table:table table:name="Table3" table:style-name="Table3">
        <table:table-column table:style-name="Table3.A" table:number-columns-repeated="4"/>
        <table:table-row>
          <table:table-cell table:style-name="Table3.A1" office:value-type="string">
            <text:p text:style-name="P60">Program</text:p>
          </table:table-cell>
          <table:table-cell table:style-name="Table3.A1" office:value-type="string">
            <text:p text:style-name="P60">Interpreter</text:p>
          </table:table-cell>
          <table:table-cell table:style-name="Table3.A1" office:value-type="string">
            <text:p text:style-name="P60">lli</text:p>
          </table:table-cell>
          <table:table-cell table:style-name="Table3.D1" office:value-type="string">
            <text:p text:style-name="P60">llc</text:p>
          </table:table-cell>
        </table:table-row>
        <table:table-row>
          <table:table-cell table:style-name="Table3.A2" office:value-type="string">
            <text:p text:style-name="P49">Bubble sort<text:span text:style-name="T17">(10 no.s)</text:span></text:p>
          </table:table-cell>
          <table:table-cell table:style-name="Table3.A2" office:value-type="string">
            <text:p text:style-name="P62">1.185 s</text:p>
          </table:table-cell>
          <table:table-cell table:style-name="Table3.A2" office:value-type="string">
            <text:p text:style-name="P61">1.467 s</text:p>
          </table:table-cell>
          <table:table-cell table:style-name="Table3.D2" office:value-type="string">
            <text:p text:style-name="P61">1.104 s</text:p>
          </table:table-cell>
        </table:table-row>
        <table:table-row>
          <table:table-cell table:style-name="Table3.A2" office:value-type="string">
            <text:p text:style-name="P53">Factorial(10)</text:p>
          </table:table-cell>
          <table:table-cell table:style-name="Table3.A2" office:value-type="string">
            <text:p text:style-name="P63">3.02 s</text:p>
          </table:table-cell>
          <table:table-cell table:style-name="Table3.A2" office:value-type="string">
            <text:p text:style-name="P64">1.315 s</text:p>
          </table:table-cell>
          <table:table-cell table:style-name="Table3.D2" office:value-type="string">
            <text:p text:style-name="P65">0.673 s</text:p>
          </table:table-cell>
        </table:table-row>
        <table:table-row>
          <table:table-cell table:style-name="Table3.A2" office:value-type="string">
            <text:p text:style-name="P57">SumN.b(sum upto 100)</text:p>
          </table:table-cell>
          <table:table-cell table:style-name="Table3.A2" office:value-type="string">
            <text:p text:style-name="P67">0.005 s</text:p>
          </table:table-cell>
          <table:table-cell table:style-name="Table3.A2" office:value-type="string">
            <text:p text:style-name="P66">0.032 s</text:p>
          </table:table-cell>
          <table:table-cell table:style-name="Table3.D2" office:value-type="string">
            <text:p text:style-name="P67">0.004 s</text:p>
          </table:table-cell>
        </table:table-row>
      </table:table>
      <text:p text:style-name="P31"/>
      <text:p text:style-name="P44"><text:span text:style-name="T19">Note: </text:span>This performance evaluation test was done on small programs but on larger programs order of performance is llc&gt;lli&gt;interpr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Tahom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9:11:57.863222326</meta:creation-date>
    <dc:date>2017-11-14T17:18:22.421881314</dc:date>
    <meta:editing-duration>PT2H41M10S</meta:editing-duration>
    <meta:editing-cycles>78</meta:editing-cycles>
    <meta:generator>LibreOffice/5.1.6.2$Linux_X86_64 LibreOffice_project/10m0$Build-2</meta:generator>
    <meta:document-statistic meta:table-count="2" meta:image-count="0" meta:object-count="0" meta:page-count="4" meta:paragraph-count="120" meta:word-count="665" meta:character-count="4110" meta:non-whitespace-character-count="3522"/>
  </office:meta>
</office:document-meta>
</file>